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L1">
      <style:paragraph-properties fo:line-height="100%"/>
    </style:style>
    <style:style style:name="P3" style:family="paragraph" style:parent-style-name="Standard" style:list-style-name="L2">
      <style:paragraph-properties fo:line-height="100%"/>
      <style:text-properties officeooo:paragraph-rsid="001aff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ff3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abase Sharding</text:span> vs <text:span text:style-name="T1">Database Partition</text:span></text:p>
      <text:p text:style-name="P1"/>
      <text:p text:style-name="P1"><text:span text:style-name="T1">Scenario</text:span><text:tab/></text:p>
      <text:list text:style-name="L1">
        <text:list-item>
          <text:p text:style-name="P2"><text:span text:style-name="T1">Handling large datasets:</text:span> Sharding</text:p>
        </text:list-item>
        <text:list-item>
          <text:p text:style-name="P2"><text:span text:style-name="T1">Scaling read operations:</text:span> Replication</text:p>
        </text:list-item>
        <text:list-item>
          <text:p text:style-name="P2"><text:span text:style-name="T1">Ensuring high availability:</text:span> Replication</text:p>
        </text:list-item>
        <text:list-item>
          <text:p text:style-name="P2"><text:span text:style-name="T1">Reducing query response time:</text:span> Sharding</text:p>
        </text:list-item>
        <text:list-item>
          <text:p text:style-name="P2"><text:span text:style-name="T1">Supporting global users:</text:span> Sharding</text:p>
        </text:list-item>
        <text:list-item>
          <text:p text:style-name="P2"><text:span text:style-name="T1">Failover protection:</text:span> Replication</text:p>
        </text:list-item>
      </text:list>
      <text:p text:style-name="P1"/>
      <text:p text:style-name="P1"><text:span text:style-name="Strong_20_Emphasis">Key Differences</text:span></text:p>
      <text:list text:style-name="L2">
        <text:list-item>
          <text:p text:style-name="P3"><text:span text:style-name="Strong_20_Emphasis">Feature</text:span></text:p>
          <text:list>
            <text:list-item>
              <text:p text:style-name="P3"><text:span text:style-name="Strong_20_Emphasis">Sharding:</text:span> Splits data into <text:span text:style-name="Strong_20_Emphasis">smaller, separate databases</text:span> (shards).</text:p>
            </text:list-item>
            <text:list-item>
              <text:p text:style-name="P3"><text:span text:style-name="Strong_20_Emphasis">Replication:</text:span> Copies data from a <text:span text:style-name="Strong_20_Emphasis">primary database</text:span> to multiple replicas.</text:p>
            </text:list-item>
          </text:list>
        </text:list-item>
        <text:list-item>
          <text:p text:style-name="P3"><text:span text:style-name="Strong_20_Emphasis">Scaling</text:span></text:p>
          <text:list>
            <text:list-item>
              <text:p text:style-name="P3"><text:span text:style-name="Strong_20_Emphasis">Sharding:</text:span> Supports <text:span text:style-name="Strong_20_Emphasis">horizontal scaling</text:span></text:p>
              <text:list>
                <text:list-item>
                  <text:p text:style-name="P3">by distributing data across multiple database instances.</text:p>
                </text:list-item>
              </text:list>
            </text:list-item>
            <text:list-item>
              <text:p text:style-name="P3"><text:span text:style-name="Strong_20_Emphasis">Replication:</text:span> Improves <text:span text:style-name="Strong_20_Emphasis">read scalability</text:span></text:p>
              <text:list>
                <text:list-item>
                  <text:p text:style-name="P3">by allowing multiple replicas to handle read queries.</text:p>
                </text:list-item>
              </text:list>
            </text:list-item>
          </text:list>
        </text:list-item>
        <text:list-item>
          <text:p text:style-name="P3"><text:span text:style-name="Strong_20_Emphasis">Storage</text:span></text:p>
          <text:list>
            <text:list-item>
              <text:p text:style-name="P3"><text:span text:style-name="Strong_20_Emphasis">Sharding:</text:span> Each shard stores <text:span text:style-name="Strong_20_Emphasis">only a portion</text:span> of the data.</text:p>
            </text:list-item>
            <text:list-item>
              <text:p text:style-name="P3"><text:span text:style-name="Strong_20_Emphasis">Replication:</text:span> Each replica maintains a <text:span text:style-name="Strong_20_Emphasis">full copy</text:span> of the database.</text:p>
            </text:list-item>
          </text:list>
        </text:list-item>
        <text:list-item>
          <text:p text:style-name="P3"><text:span text:style-name="Strong_20_Emphasis">Performance Improvement</text:span></text:p>
          <text:list>
            <text:list-item>
              <text:p text:style-name="P3"><text:span text:style-name="Strong_20_Emphasis">Sharding:</text:span> Increases both <text:span text:style-name="Strong_20_Emphasis">write</text:span> and <text:span text:style-name="Strong_20_Emphasis">read</text:span> performance by distributing load.</text:p>
            </text:list-item>
            <text:list-item>
              <text:p text:style-name="P3"><text:span text:style-name="Strong_20_Emphasis">Replication:</text:span> Improves <text:span text:style-name="T2">only </text:span><text:span text:style-name="Strong_20_Emphasis">read performance</text:span>, </text:p>
              <text:list>
                <text:list-item>
                  <text:p text:style-name="P3">but <text:span text:style-name="Strong_20_Emphasis">write operations are still handled by the primary database</text:span>.</text:p>
                </text:list-item>
              </text:list>
            </text:list-item>
          </text:list>
        </text:list-item>
        <text:list-item>
          <text:p text:style-name="P3"><text:span text:style-name="Strong_20_Emphasis">Fault Tolerance</text:span></text:p>
          <text:list>
            <text:list-item>
              <text:p text:style-name="P3"><text:span text:style-name="Strong_20_Emphasis">Sharding:</text:span> Failure of a <text:span text:style-name="Strong_20_Emphasis">single shard affects only a portion of data</text:span>,</text:p>
              <text:list>
                <text:list-item>
                  <text:p text:style-name="P3">may impact availability.</text:p>
                </text:list-item>
              </text:list>
            </text:list-item>
            <text:list-item>
              <text:p text:style-name="P3"><text:span text:style-name="Strong_20_Emphasis">Replication:</text:span> Failure of a <text:span text:style-name="Strong_20_Emphasis">replica does not affect availability</text:span>,</text:p>
              <text:list>
                <text:list-item>
                  <text:p text:style-name="P3">another replica can take over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7T00:10:41.118827000</meta:creation-date>
    <dc:date>2025-03-27T00:25:18.395362500</dc:date>
    <meta:editing-duration>PT14M36S</meta:editing-duration>
    <meta:editing-cycles>4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29" meta:word-count="180" meta:character-count="1166" meta:non-whitespace-character-count="1039"/>
  </office:meta>
</office:document-meta>
</file>